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C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2.26" style:family="table-row">
      <style:table-row-properties style:min-row-height="0.843cm"/>
    </style:style>
    <style:style style:name="P1" style:family="paragraph" style:parent-style-name="Standard">
      <style:paragraph-properties fo:text-align="center" style:justify-single-word="false"/>
      <style:text-properties fo:font-size="14pt" fo:font-weight="normal" officeooo:rsid="0004aef8" officeooo:paragraph-rsid="0004aef8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4aef8" officeooo:paragraph-rsid="0004aef8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5c509" officeooo:paragraph-rsid="0005c509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7bcb7" officeooo:paragraph-rsid="0007bcb7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9f6e9" officeooo:paragraph-rsid="0009f6e9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4pt" fo:font-weight="normal" officeooo:rsid="0009f6e9" officeooo:paragraph-rsid="0009f6e9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0c4660" officeooo:paragraph-rsid="000c4660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0f4db5" officeooo:paragraph-rsid="000f4db5" style:font-size-asian="14pt" style:font-weight-asian="normal" style:font-size-complex="14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font-size="14pt" officeooo:rsid="0004aef8" officeooo:paragraph-rsid="0004aef8" style:font-size-asian="14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fo:font-size="14pt" officeooo:rsid="0009f6e9" officeooo:paragraph-rsid="0009f6e9" style:font-size-asian="14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fo:font-size="14pt" officeooo:rsid="000a4bfb" officeooo:paragraph-rsid="000a4bfb" style:font-size-asian="14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fo:font-size="14pt" officeooo:rsid="000a4bfb" officeooo:paragraph-rsid="000b6db9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fo:font-size="14pt" officeooo:rsid="000c4660" officeooo:paragraph-rsid="000c4660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fo:font-size="14pt" fo:font-weight="bold" officeooo:rsid="0004aef8" officeooo:paragraph-rsid="0004aef8" style:font-size-asian="14pt" style:font-weight-asian="bold" style:font-size-complex="14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4pt" fo:font-weight="bold" officeooo:rsid="0009f6e9" officeooo:paragraph-rsid="0009f6e9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f4db5" officeooo:paragraph-rsid="000f4db5" style:font-size-asian="14pt" style:font-weight-asian="bold" style:font-size-complex="14pt" style:font-weight-complex="bold"/>
    </style:style>
    <style:style style:name="P17" style:family="paragraph" style:parent-style-name="Heading_20_3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bold" officeooo:rsid="001d61cd" officeooo:paragraph-rsid="001d61cd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Preformatted_20_Text">
      <style:paragraph-properties fo:text-align="start" style:justify-single-word="false"/>
      <style:text-properties fo:font-size="14pt" style:text-underline-style="none" fo:font-weight="normal" officeooo:rsid="0022359f" officeooo:paragraph-rsid="0022359f" style:font-size-asian="14pt" style:font-weight-asian="normal" style:font-size-complex="14pt" style:font-weight-complex="normal"/>
    </style:style>
    <style:style style:name="P19" style:family="paragraph" style:parent-style-name="Preformatted_20_Text">
      <style:paragraph-properties fo:text-align="start" style:justify-single-word="false"/>
      <style:text-properties fo:font-size="14pt" style:text-underline-style="none" fo:font-weight="normal" officeooo:rsid="0022359f" officeooo:paragraph-rsid="0022d068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weight="normal" officeooo:rsid="000c4660" officeooo:paragraph-rsid="000f4db5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b978d" officeooo:paragraph-rsid="001b978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b978d" officeooo:paragraph-rsid="001b978d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d61cd" officeooo:paragraph-rsid="001d61cd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2359f" officeooo:paragraph-rsid="001d61cd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2359f" officeooo:paragraph-rsid="0022359f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2359f" officeooo:paragraph-rsid="0023fc3f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line-height="100%"/>
      <style:text-properties fo:color="#000000" loext:opacity="100%" style:font-name="Liberation Serif" fo:font-size="14pt" fo:language="fr" fo:country="FR" style:font-size-asian="14pt" style:font-size-complex="14pt"/>
    </style:style>
    <style:style style:name="P28" style:family="paragraph" style:parent-style-name="Standard">
      <style:paragraph-properties fo:line-height="100%"/>
      <style:text-properties style:use-window-font-color="true" loext:opacity="0%" style:font-name="Calibri" fo:font-size="10.5pt" fo:language="fr" fo:country="FR" style:font-size-asian="10.5pt"/>
    </style:style>
    <style:style style:name="P29" style:family="paragraph" style:parent-style-name="Standard">
      <style:paragraph-properties fo:line-height="100%"/>
      <style:text-properties style:use-window-font-color="true" loext:opacity="0%" style:font-name="Liberation Serif" fo:font-size="14pt" fo:language="fr" fo:country="FR" style:font-size-asian="14pt" style:font-size-complex="14pt"/>
    </style:style>
    <style:style style:name="P30" style:family="paragraph" style:parent-style-name="Standard">
      <style:paragraph-properties fo:line-height="100%" fo:text-align="start" style:justify-single-word="false"/>
      <style:text-properties style:font-name="Liberation Serif" fo:font-size="14pt" style:text-underline-style="none" fo:font-weight="normal" officeooo:rsid="001b978d" officeooo:paragraph-rsid="001b978d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line-height="100%"/>
      <style:text-properties style:font-name="Liberation Serif" fo:font-size="14pt" style:font-size-asian="14pt" style:font-size-complex="14pt"/>
    </style:style>
    <style:style style:name="P32" style:family="paragraph" style:parent-style-name="Standard">
      <style:paragraph-properties fo:line-height="100%"/>
      <style:text-properties style:font-name="Liberation Serif" fo:font-size="14pt" officeooo:paragraph-rsid="001b978d" style:font-size-asian="14pt" style:font-size-complex="14pt"/>
    </style:style>
    <style:style style:name="P33" style:family="paragraph" style:parent-style-name="Standard">
      <style:paragraph-properties fo:line-height="100%" fo:text-align="start" style:justify-single-word="false"/>
      <style:text-properties style:font-name="Liberation Serif" fo:font-size="14pt" officeooo:paragraph-rsid="000f4db5" style:font-size-asian="14pt" style:font-size-complex="14pt"/>
    </style:style>
    <style:style style:name="T1" style:family="text">
      <style:text-properties officeooo:rsid="0005c509"/>
    </style:style>
    <style:style style:name="T2" style:family="text">
      <style:text-properties officeooo:rsid="0007bcb7"/>
    </style:style>
    <style:style style:name="T3" style:family="text">
      <style:text-properties officeooo:rsid="0009f6e9"/>
    </style:style>
    <style:style style:name="T4" style:family="text">
      <style:text-properties officeooo:rsid="000a4bfb"/>
    </style:style>
    <style:style style:name="T5" style:family="text">
      <style:text-properties officeooo:rsid="000b6db9"/>
    </style:style>
    <style:style style:name="T6" style:family="text">
      <style:text-properties officeooo:rsid="000dd1b9"/>
    </style:style>
    <style:style style:name="T7" style:family="text">
      <style:text-properties officeooo:rsid="001b6b55"/>
    </style:style>
    <style:style style:name="T8" style:family="text">
      <style:text-properties fo:color="#000000" loext:opacity="100%" fo:language="fr" fo:country="FR"/>
    </style:style>
    <style:style style:name="T9" style:family="text">
      <style:text-properties fo:color="#000000" loext:opacity="100%" fo:language="fr" fo:country="FR" officeooo:rsid="001b978d"/>
    </style:style>
    <style:style style:name="T10" style:family="text">
      <style:text-properties fo:color="#000000" loext:opacity="100%" fo:language="fr" fo:country="FR" officeooo:rsid="001d1a9d"/>
    </style:style>
    <style:style style:name="T11" style:family="text">
      <style:text-properties fo:color="#000000" loext:opacity="100%" fo:language="fr" fo:country="FR" officeooo:rsid="001f8cae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officeooo:rsid="0022d068"/>
    </style:style>
    <style:style style:name="T14" style:family="text">
      <style:text-properties style:font-name="Liberation Serif" officeooo:rsid="0023fc3f"/>
    </style:style>
    <style:style style:name="T15" style:family="text">
      <style:text-properties officeooo:rsid="001f8cae"/>
    </style:style>
    <style:style style:name="T16" style:family="text">
      <style:text-properties officeooo:rsid="0022d0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<text:span text:style-name="T3">) <text:s text:c="30"/></text:span>Dictionnaire de donnée de l’exercice 1 :</text:p>
      <text:p text:style-name="P1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4">nom</text:p>
          </table:table-cell>
          <table:table-cell table:style-name="Tableau1.A1" office:value-type="string">
            <text:p text:style-name="P14">type</text:p>
          </table:table-cell>
          <table:table-cell table:style-name="Tableau1.C1" office:value-type="string">
            <text:p text:style-name="P14">description</text:p>
          </table:table-cell>
        </table:table-row>
        <table:table-row>
          <table:table-cell table:style-name="Tableau1.A2" office:value-type="string">
            <text:p text:style-name="P9">per_num</text:p>
          </table:table-cell>
          <table:table-cell table:style-name="Tableau1.A2" office:value-type="string">
            <text:p text:style-name="P9">int</text:p>
          </table:table-cell>
          <table:table-cell table:style-name="Tableau1.C2" office:value-type="string">
            <text:p text:style-name="P9">Id des personne</text:p>
          </table:table-cell>
        </table:table-row>
        <table:table-row>
          <table:table-cell table:style-name="Tableau1.A2" office:value-type="string">
            <text:p text:style-name="P9">per_nom</text:p>
          </table:table-cell>
          <table:table-cell table:style-name="Tableau1.A2" office:value-type="string">
            <text:p text:style-name="P9">varchar</text:p>
          </table:table-cell>
          <table:table-cell table:style-name="Tableau1.C2" office:value-type="string">
            <text:p text:style-name="P9">Nom des personne</text:p>
          </table:table-cell>
        </table:table-row>
        <table:table-row>
          <table:table-cell table:style-name="Tableau1.A2" office:value-type="string">
            <text:p text:style-name="P9">per_prenom</text:p>
          </table:table-cell>
          <table:table-cell table:style-name="Tableau1.A2" office:value-type="string">
            <text:p text:style-name="P9">varchar</text:p>
          </table:table-cell>
          <table:table-cell table:style-name="Tableau1.C2" office:value-type="string">
            <text:p text:style-name="P9">Prénom des personne</text:p>
          </table:table-cell>
        </table:table-row>
        <table:table-row>
          <table:table-cell table:style-name="Tableau1.A2" office:value-type="string">
            <text:p text:style-name="P9">per_adresse</text:p>
          </table:table-cell>
          <table:table-cell table:style-name="Tableau1.A2" office:value-type="string">
            <text:p text:style-name="P9">varchar</text:p>
          </table:table-cell>
          <table:table-cell table:style-name="Tableau1.C2" office:value-type="string">
            <text:p text:style-name="P9">L’adresse des personne</text:p>
          </table:table-cell>
        </table:table-row>
        <table:table-row>
          <table:table-cell table:style-name="Tableau1.A2" office:value-type="string">
            <text:p text:style-name="P9">per_ville</text:p>
          </table:table-cell>
          <table:table-cell table:style-name="Tableau1.A2" office:value-type="string">
            <text:p text:style-name="P9">varchar</text:p>
          </table:table-cell>
          <table:table-cell table:style-name="Tableau1.C2" office:value-type="string">
            <text:p text:style-name="P9">Ville de résidence des personne</text:p>
          </table:table-cell>
        </table:table-row>
        <table:table-row>
          <table:table-cell table:style-name="Tableau1.A2" office:value-type="string">
            <text:p text:style-name="P9">gro_num</text:p>
          </table:table-cell>
          <table:table-cell table:style-name="Tableau1.A2" office:value-type="string">
            <text:p text:style-name="P9">int</text:p>
          </table:table-cell>
          <table:table-cell table:style-name="Tableau1.C2" office:value-type="string">
            <text:p text:style-name="P9">Id du groupe</text:p>
          </table:table-cell>
        </table:table-row>
        <table:table-row>
          <table:table-cell table:style-name="Tableau1.A2" office:value-type="string">
            <text:p text:style-name="P9">gro_libelle</text:p>
          </table:table-cell>
          <table:table-cell table:style-name="Tableau1.A2" office:value-type="string">
            <text:p text:style-name="P9">varchar</text:p>
          </table:table-cell>
          <table:table-cell table:style-name="Tableau1.C2" office:value-type="string">
            <text:p text:style-name="P9">Nom du groupe</text:p>
          </table:table-cell>
        </table:table-row>
      </table:table>
      <text:p text:style-name="P2"/>
      <text:p text:style-name="P2"/>
      <text:p text:style-name="P2">2) per_num de la table Personne est une clé primaire qui est lier a la clé étrangère per_num de la table Appartient</text:p>
      <text:p text:style-name="P2"/>
      <text:p text:style-name="P2">gro_num de la table Groupe est une clé primaire qui est lier a la clé étrangère gro_num de la table Appartient</text:p>
      <text:p text:style-name="P2"/>
      <text:p text:style-name="P2">3)</text:p>
      <text:p text:style-name="P4">create database organisation;</text:p>
      <text:p text:style-name="P4"/>
      <text:p text:style-name="P4">use organisation;</text:p>
      <text:p text:style-name="P2"/>
      <text:p text:style-name="P2">create table Personne(</text:p>
      <text:p text:style-name="P2"><text:tab/>per_num int auto_increment primary key,</text:p>
      <text:p text:style-name="P2"><text:tab/>per_nom varchar(255),</text:p>
      <text:p text:style-name="P2"><text:tab/>per_prenom varchar(255),</text:p>
      <text:p text:style-name="P2"><text:tab/>per_adresse varchar(255),</text:p>
      <text:p text:style-name="P2"><text:s/><text:tab/>per_ville varchar(255)</text:p>
      <text:p text:style-name="P2">);</text:p>
      <text:p text:style-name="P2"/>
      <text:p text:style-name="P2">create table Groupe(</text:p>
      <text:p text:style-name="P2"><text:tab/>gro_num int auto_increment primary key,</text:p>
      <text:p text:style-name="P2"><text:tab/>gro_libelle varchar(255)</text:p>
      <text:p text:style-name="P2">);</text:p>
      <text:p text:style-name="P2"/>
      <text:p text:style-name="P2">create table <text:span text:style-name="T1">Appartient(</text:span></text:p>
      <text:p text:style-name="P2"><text:tab/><text:span text:style-name="T1">per_num int,</text:span></text:p>
      <text:p text:style-name="P2"><text:tab/><text:span text:style-name="T1">gro_num int,</text:span></text:p>
      <text:p text:style-name="P2"><text:tab/><text:span text:style-name="T1">foreign key (per_num) reference</text:span><text:span text:style-name="T2">s</text:span><text:span text:style-name="T1"> Personne(per_num),</text:span></text:p>
      <text:p text:style-name="P2"><text:tab/><text:span text:style-name="T1">foreign key (gro_num) reference</text:span><text:span text:style-name="T2">s</text:span><text:span text:style-name="T1"> Groupe(gro_num)</text:span></text:p>
      <text:p text:style-name="P3"><text:soft-page-break/>);</text:p>
      <text:p text:style-name="P2"/>
      <text:p text:style-name="P5">exercice 2 :</text:p>
      <text:p text:style-name="P5"/>
      <text:p text:style-name="P6">dictionnaire de donnee de exercice 2 :</text:p>
      <text:p text:style-name="P5"/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15">nom</text:p>
          </table:table-cell>
          <table:table-cell table:style-name="Tableau2.A1" office:value-type="string">
            <text:p text:style-name="P15">type</text:p>
          </table:table-cell>
          <table:table-cell table:style-name="Tableau2.C1" office:value-type="string">
            <text:p text:style-name="P15">description</text:p>
          </table:table-cell>
        </table:table-row>
        <table:table-row>
          <table:table-cell table:style-name="Tableau2.A2" office:value-type="string">
            <text:p text:style-name="P10">id_sta</text:p>
          </table:table-cell>
          <table:table-cell table:style-name="Tableau2.A2" office:value-type="string">
            <text:p text:style-name="P10">Int <text:span text:style-name="T7">(</text:span><text:span text:style-name="T4">clé primaire</text:span><text:span text:style-name="T7">)</text:span></text:p>
          </table:table-cell>
          <table:table-cell table:style-name="Tableau2.C2" office:value-type="string">
            <text:p text:style-name="P10">num_station</text:p>
          </table:table-cell>
        </table:table-row>
        <table:table-row>
          <table:table-cell table:style-name="Tableau2.A2" office:value-type="string">
            <text:p text:style-name="P10">nom_sta</text:p>
          </table:table-cell>
          <table:table-cell table:style-name="Tableau2.A2" office:value-type="string">
            <text:p text:style-name="P10">varchar</text:p>
          </table:table-cell>
          <table:table-cell table:style-name="Tableau2.C2" office:value-type="string">
            <text:p text:style-name="P11">nom_station</text:p>
          </table:table-cell>
        </table:table-row>
        <table:table-row>
          <table:table-cell table:style-name="Tableau2.A2" office:value-type="string">
            <text:p text:style-name="P10">cap_hot</text:p>
          </table:table-cell>
          <table:table-cell table:style-name="Tableau2.A2" office:value-type="string">
            <text:p text:style-name="P11">int</text:p>
          </table:table-cell>
          <table:table-cell table:style-name="Tableau2.C2" office:value-type="string">
            <text:p text:style-name="P11">capacite_hotel</text:p>
          </table:table-cell>
        </table:table-row>
        <table:table-row>
          <table:table-cell table:style-name="Tableau2.A2" office:value-type="string">
            <text:p text:style-name="P10">cat_hot</text:p>
          </table:table-cell>
          <table:table-cell table:style-name="Tableau2.A2" office:value-type="string">
            <text:p text:style-name="P11">varchar</text:p>
          </table:table-cell>
          <table:table-cell table:style-name="Tableau2.C2" office:value-type="string">
            <text:p text:style-name="P11">categorie_hotel</text:p>
          </table:table-cell>
        </table:table-row>
        <table:table-row>
          <table:table-cell table:style-name="Tableau2.A2" office:value-type="string">
            <text:p text:style-name="P10">nom_hot</text:p>
          </table:table-cell>
          <table:table-cell table:style-name="Tableau2.A2" office:value-type="string">
            <text:p text:style-name="P11">varchar</text:p>
          </table:table-cell>
          <table:table-cell table:style-name="Tableau2.C2" office:value-type="string">
            <text:p text:style-name="P11">nom_hotel</text:p>
          </table:table-cell>
        </table:table-row>
        <table:table-row>
          <table:table-cell table:style-name="Tableau2.A2" office:value-type="string">
            <text:p text:style-name="P10">adresse_hot</text:p>
          </table:table-cell>
          <table:table-cell table:style-name="Tableau2.A2" office:value-type="string">
            <text:p text:style-name="P11">varchar</text:p>
          </table:table-cell>
          <table:table-cell table:style-name="Tableau2.C2" office:value-type="string">
            <text:p text:style-name="P11">adresse_hotel</text:p>
          </table:table-cell>
        </table:table-row>
        <table:table-row>
          <table:table-cell table:style-name="Tableau2.A2" office:value-type="string">
            <text:p text:style-name="P10">id_hot</text:p>
          </table:table-cell>
          <table:table-cell table:style-name="Tableau2.A2" office:value-type="string">
            <text:p text:style-name="P11">int</text:p>
          </table:table-cell>
          <table:table-cell table:style-name="Tableau2.C2" office:value-type="string">
            <text:p text:style-name="P11">num_hotel</text:p>
          </table:table-cell>
        </table:table-row>
        <table:table-row>
          <table:table-cell table:style-name="Tableau2.A2" office:value-type="string">
            <text:p text:style-name="P10">id_sta_hot</text:p>
          </table:table-cell>
          <table:table-cell table:style-name="Tableau2.A2" office:value-type="string">
            <text:p text:style-name="P11">int</text:p>
          </table:table-cell>
          <table:table-cell table:style-name="Tableau2.C2" office:value-type="string">
            <text:p text:style-name="P11">num_station pour hotel</text:p>
          </table:table-cell>
        </table:table-row>
        <table:table-row>
          <table:table-cell table:style-name="Tableau2.A2" office:value-type="string">
            <text:p text:style-name="P10">cap_cha</text:p>
          </table:table-cell>
          <table:table-cell table:style-name="Tableau2.A2" office:value-type="string">
            <text:p text:style-name="P11">int</text:p>
          </table:table-cell>
          <table:table-cell table:style-name="Tableau2.C2" office:value-type="string">
            <text:p text:style-name="P11">capacite_chambre</text:p>
          </table:table-cell>
        </table:table-row>
        <table:table-row>
          <table:table-cell table:style-name="Tableau2.A2" office:value-type="string">
            <text:p text:style-name="P10">confort_cha</text:p>
          </table:table-cell>
          <table:table-cell table:style-name="Tableau2.A2" office:value-type="string">
            <text:p text:style-name="P11">varchar</text:p>
          </table:table-cell>
          <table:table-cell table:style-name="Tableau2.C2" office:value-type="string">
            <text:p text:style-name="P11">degre_comfort</text:p>
          </table:table-cell>
        </table:table-row>
        <table:table-row>
          <table:table-cell table:style-name="Tableau2.A2" office:value-type="string">
            <text:p text:style-name="P10">expo_cha</text:p>
          </table:table-cell>
          <table:table-cell table:style-name="Tableau2.A2" office:value-type="string">
            <text:p text:style-name="P11">varchar</text:p>
          </table:table-cell>
          <table:table-cell table:style-name="Tableau2.C2" office:value-type="string">
            <text:p text:style-name="P11">exposition</text:p>
          </table:table-cell>
        </table:table-row>
        <table:table-row>
          <table:table-cell table:style-name="Tableau2.A2" office:value-type="string">
            <text:p text:style-name="P13">type_cha</text:p>
          </table:table-cell>
          <table:table-cell table:style-name="Tableau2.A2" office:value-type="string">
            <text:p text:style-name="P13">varchar</text:p>
          </table:table-cell>
          <table:table-cell table:style-name="Tableau2.C2" office:value-type="string">
            <text:p text:style-name="P13">type_chambre</text:p>
          </table:table-cell>
        </table:table-row>
        <table:table-row>
          <table:table-cell table:style-name="Tableau2.A2" office:value-type="string">
            <text:p text:style-name="P10">id_cha</text:p>
          </table:table-cell>
          <table:table-cell table:style-name="Tableau2.A2" office:value-type="string">
            <text:p text:style-name="P12">Int <text:span text:style-name="T7">(</text:span>clé primaire<text:span text:style-name="T7">)</text:span></text:p>
          </table:table-cell>
          <table:table-cell table:style-name="Tableau2.C2" office:value-type="string">
            <text:p text:style-name="P11">num_chambre</text:p>
          </table:table-cell>
        </table:table-row>
        <table:table-row>
          <table:table-cell table:style-name="Tableau2.A2" office:value-type="string">
            <text:p text:style-name="P10">id_hot_cha</text:p>
          </table:table-cell>
          <table:table-cell table:style-name="Tableau2.A2" office:value-type="string">
            <text:p text:style-name="P11">Int <text:span text:style-name="T7">(</text:span><text:span text:style-name="T5">clé étrangère</text:span><text:span text:style-name="T7">)</text:span></text:p>
          </table:table-cell>
          <table:table-cell table:style-name="Tableau2.C2" office:value-type="string">
            <text:p text:style-name="P11">num_hotel pour chambre</text:p>
          </table:table-cell>
        </table:table-row>
        <table:table-row>
          <table:table-cell table:style-name="Tableau2.A2" office:value-type="string">
            <text:p text:style-name="P10">id_cha_res</text:p>
          </table:table-cell>
          <table:table-cell table:style-name="Tableau2.A2" office:value-type="string">
            <text:p text:style-name="P12">Int <text:span text:style-name="T7">(</text:span><text:span text:style-name="T5">clé étrangère</text:span><text:span text:style-name="T7">)</text:span></text:p>
          </table:table-cell>
          <table:table-cell table:style-name="Tableau2.C2" office:value-type="string">
            <text:p text:style-name="P11">num_chambre pour reservation</text:p>
          </table:table-cell>
        </table:table-row>
        <table:table-row>
          <table:table-cell table:style-name="Tableau2.A2" office:value-type="string">
            <text:p text:style-name="P10">id_cli_res</text:p>
          </table:table-cell>
          <table:table-cell table:style-name="Tableau2.A2" office:value-type="string">
            <text:p text:style-name="P12">Int <text:span text:style-name="T7">(</text:span><text:span text:style-name="T5">clé étrangère</text:span><text:span text:style-name="T7">)</text:span></text:p>
          </table:table-cell>
          <table:table-cell table:style-name="Tableau2.C2" office:value-type="string">
            <text:p text:style-name="P11">num_client pour reservation</text:p>
          </table:table-cell>
        </table:table-row>
        <table:table-row>
          <table:table-cell table:style-name="Tableau2.A2" office:value-type="string">
            <text:p text:style-name="P10">res_date_fin</text:p>
          </table:table-cell>
          <table:table-cell table:style-name="Tableau2.A2" office:value-type="string">
            <text:p text:style-name="P11">date</text:p>
          </table:table-cell>
          <table:table-cell table:style-name="Tableau2.C2" office:value-type="string">
            <text:p text:style-name="P11">date_fin</text:p>
          </table:table-cell>
        </table:table-row>
        <table:table-row>
          <table:table-cell table:style-name="Tableau2.A2" office:value-type="string">
            <text:p text:style-name="P10">res_date_debut</text:p>
          </table:table-cell>
          <table:table-cell table:style-name="Tableau2.A2" office:value-type="string">
            <text:p text:style-name="P11">date</text:p>
          </table:table-cell>
          <table:table-cell table:style-name="Tableau2.C2" office:value-type="string">
            <text:p text:style-name="P11">date_debut</text:p>
          </table:table-cell>
        </table:table-row>
        <table:table-row>
          <table:table-cell table:style-name="Tableau2.A2" office:value-type="string">
            <text:p text:style-name="P10">res_date</text:p>
          </table:table-cell>
          <table:table-cell table:style-name="Tableau2.A2" office:value-type="string">
            <text:p text:style-name="P11">date</text:p>
          </table:table-cell>
          <table:table-cell table:style-name="Tableau2.C2" office:value-type="string">
            <text:p text:style-name="P11">date_reservetion</text:p>
          </table:table-cell>
        </table:table-row>
        <table:table-row>
          <table:table-cell table:style-name="Tableau2.A2" office:value-type="string">
            <text:p text:style-name="P10">res_aco<text:span text:style-name="T4">mp</text:span>te </text:p>
          </table:table-cell>
          <table:table-cell table:style-name="Tableau2.A2" office:value-type="string">
            <text:p text:style-name="P11">int</text:p>
          </table:table-cell>
          <table:table-cell table:style-name="Tableau2.C2" office:value-type="string">
            <text:p text:style-name="P11">montant_arrhes</text:p>
          </table:table-cell>
        </table:table-row>
        <table:table-row>
          <table:table-cell table:style-name="Tableau2.A2" office:value-type="string">
            <text:p text:style-name="P11">res_prix</text:p>
          </table:table-cell>
          <table:table-cell table:style-name="Tableau2.A2" office:value-type="string">
            <text:p text:style-name="P11">Decimal(5,2)</text:p>
          </table:table-cell>
          <table:table-cell table:style-name="Tableau2.C2" office:value-type="string">
            <text:p text:style-name="P11">prix_total</text:p>
          </table:table-cell>
        </table:table-row>
        <table:table-row>
          <table:table-cell table:style-name="Tableau2.A2" office:value-type="string">
            <text:p text:style-name="P11">adresse_cli</text:p>
          </table:table-cell>
          <table:table-cell table:style-name="Tableau2.A2" office:value-type="string">
            <text:p text:style-name="P11">varchar</text:p>
          </table:table-cell>
          <table:table-cell table:style-name="Tableau2.C2" office:value-type="string">
            <text:p text:style-name="P11">adresse_client</text:p>
          </table:table-cell>
        </table:table-row>
        <table:table-row>
          <table:table-cell table:style-name="Tableau2.A2" office:value-type="string">
            <text:p text:style-name="P11">nom_cli</text:p>
          </table:table-cell>
          <table:table-cell table:style-name="Tableau2.A2" office:value-type="string">
            <text:p text:style-name="P11">varchar</text:p>
          </table:table-cell>
          <table:table-cell table:style-name="Tableau2.C2" office:value-type="string">
            <text:p text:style-name="P11">nom_client</text:p>
          </table:table-cell>
        </table:table-row>
        <table:table-row>
          <table:table-cell table:style-name="Tableau2.A2" office:value-type="string">
            <text:p text:style-name="P11">prenom_cli</text:p>
          </table:table-cell>
          <table:table-cell table:style-name="Tableau2.A2" office:value-type="string">
            <text:p text:style-name="P11">varchar</text:p>
          </table:table-cell>
          <table:table-cell table:style-name="Tableau2.C2" office:value-type="string">
            <text:p text:style-name="P11">prenom_client</text:p>
          </table:table-cell>
        </table:table-row>
        <table:table-row table:style-name="Tableau2.26">
          <table:table-cell table:style-name="Tableau2.A2" office:value-type="string">
            <text:p text:style-name="P11">id_cli</text:p>
          </table:table-cell>
          <table:table-cell table:style-name="Tableau2.A2" office:value-type="string">
            <text:p text:style-name="P12">Int <text:span text:style-name="T7">(</text:span>clé primaire<text:span text:style-name="T7">)</text:span></text:p>
          </table:table-cell>
          <table:table-cell table:style-name="Tableau2.C2" office:value-type="string">
            <text:p text:style-name="P11">num_client</text:p>
          </table:table-cell>
        </table:table-row>
      </table:table>
      <text:p text:style-name="P5"/>
      <text:p text:style-name="P5"><text:soft-page-break/></text:p>
      <text:p text:style-name="P7">Create database hotel<text:span text:style-name="T6">s</text:span>;</text:p>
      <text:p text:style-name="P7"/>
      <text:p text:style-name="P7">use hotel<text:span text:style-name="T6">s</text:span>;</text:p>
      <text:p text:style-name="P7"/>
      <text:p text:style-name="P7">create table station(</text:p>
      <text:p text:style-name="P7"><text:tab/>id_sta int auto_increment primary key,</text:p>
      <text:p text:style-name="P7"><text:tab/>nom_sta varchar(255)</text:p>
      <text:p text:style-name="P7">);</text:p>
      <text:p text:style-name="P7"/>
      <text:p text:style-name="P7">create table hotel(</text:p>
      <text:p text:style-name="P7"><text:tab/>cap_hot int,</text:p>
      <text:p text:style-name="P7"><text:tab/>cat_hot varchar(255),</text:p>
      <text:p text:style-name="P7"><text:tab/>nom_hot varchar(255),</text:p>
      <text:p text:style-name="P7"><text:tab/>adresse_hot varchar(255),</text:p>
      <text:p text:style-name="P7"><text:tab/>id_hot int auto_increment primary key,</text:p>
      <text:p text:style-name="P7"><text:tab/>id_sta_hot int,</text:p>
      <text:p text:style-name="P7"><text:tab/>foreign key (id_sta_hot) references station(id_sta)</text:p>
      <text:p text:style-name="P7">);</text:p>
      <text:p text:style-name="P7"/>
      <text:p text:style-name="P7">create table chambre(</text:p>
      <text:p text:style-name="P7"><text:tab/>cap_cha int,</text:p>
      <text:p text:style-name="P7"><text:tab/>comfort_cha varchar(255),</text:p>
      <text:p text:style-name="P7"><text:tab/>expo_cha varchar(255),</text:p>
      <text:p text:style-name="P7"><text:tab/>type_cha varchar(255),</text:p>
      <text:p text:style-name="P7"><text:tab/>id_cha int auto_increment primary key,</text:p>
      <text:p text:style-name="P7"><text:tab/>id_hot_cha int,</text:p>
      <text:p text:style-name="P7"><text:tab/>foreign key (id_hot_cha) references hotel(id_hot)</text:p>
      <text:p text:style-name="P7">);</text:p>
      <text:p text:style-name="P7"/>
      <text:p text:style-name="P7">create table client(</text:p>
      <text:p text:style-name="P7"><text:tab/>adresse_cli varchar(255),</text:p>
      <text:p text:style-name="P7"><text:tab/>nom_cli varchar(255),</text:p>
      <text:p text:style-name="P7"><text:tab/>prenom_cli varchar(255),</text:p>
      <text:p text:style-name="P7"><text:tab/>id_cli int auto_increment primary key</text:p>
      <text:p text:style-name="P7">);</text:p>
      <text:p text:style-name="P7"/>
      <text:p text:style-name="P7">create table reservation(</text:p>
      <text:p text:style-name="P7"><text:tab/>id_cha_res int,</text:p>
      <text:p text:style-name="P7"><text:tab/>id_cli_res int,</text:p>
      <text:p text:style-name="P7"><text:tab/>res_date_debut date,</text:p>
      <text:p text:style-name="P7"><text:tab/>res_date_fin date,</text:p>
      <text:p text:style-name="P7"><text:tab/>res_date <text:span text:style-name="T6">date</text:span>,</text:p>
      <text:p text:style-name="P7"><text:tab/>res_acompte int,</text:p>
      <text:p text:style-name="P7"><text:tab/>res_prix decimal(5,2),</text:p>
      <text:p text:style-name="P7"><text:soft-page-break/><text:tab/>foreign key (id_cha_res) references chambre(id_cha),</text:p>
      <text:p text:style-name="P7"><text:tab/>foreign key (id_cli_res) references client(id_cli)</text:p>
      <text:p text:style-name="P7">); </text:p>
      <text:p text:style-name="P7"/>
      <text:p text:style-name="P16">cas papyrus :</text:p>
      <text:p text:style-name="P8"><text:span text:style-name="T15">CREATE DATABASE</text:span> papyrus;</text:p>
      <text:p text:style-name="P8"/>
      <text:p text:style-name="P8"><text:span text:style-name="T15">USE</text:span> papyrus;</text:p>
      <text:p text:style-name="P8"/>
      <text:p text:style-name="P33"><text:span text:style-name="T8">CREATE TABLE produit(</text:span></text:p>
      <text:p text:style-name="P31"><text:span text:style-name="T8"><text:s text:c="3"/>codart CHAR(5) ,</text:span></text:p>
      <text:p text:style-name="P31"><text:span text:style-name="T8"><text:s text:c="3"/>libart VARCHAR(30) <text:s/>NOT NULL,</text:span></text:p>
      <text:p text:style-name="P31"><text:span text:style-name="T8"><text:s text:c="3"/>stkale INT NOT NULL,</text:span></text:p>
      <text:p text:style-name="P31"><text:span text:style-name="T8"><text:s text:c="3"/>stkphy INT NOT NULL,</text:span></text:p>
      <text:p text:style-name="P31"><text:span text:style-name="T8"><text:s text:c="3"/>qteann INT NOT NULL,</text:span></text:p>
      <text:p text:style-name="P31"><text:span text:style-name="T8"><text:s text:c="3"/>unimes CHAR(5) <text:s/>NOT NULL,</text:span></text:p>
      <text:p text:style-name="P31"><text:span text:style-name="T8"><text:s text:c="3"/>PRIMARY KEY(codart)</text:span></text:p>
      <text:p text:style-name="P31"><text:span text:style-name="T8">);</text:span></text:p>
      <text:p text:style-name="P27"/>
      <text:p text:style-name="P31"><text:span text:style-name="T8">CREATE TABLE fournis(</text:span></text:p>
      <text:p text:style-name="P31"><text:span text:style-name="T8"><text:s text:c="3"/>numfou TINYINT,</text:span></text:p>
      <text:p text:style-name="P31"><text:span text:style-name="T8"><text:s text:c="3"/>nomfou VARCHAR(25) <text:s/>NOT NULL,</text:span></text:p>
      <text:p text:style-name="P31"><text:span text:style-name="T8"><text:s text:c="3"/>ruefou VARCHAR(50) <text:s/>NOT NULL,</text:span></text:p>
      <text:p text:style-name="P31"><text:span text:style-name="T8"><text:s text:c="3"/>posfou CHAR(5) <text:s/></text:span><text:span text:style-name="T11">CHECK(length(posfou) = 5)</text:span><text:span text:style-name="T8">,</text:span></text:p>
      <text:p text:style-name="P31"><text:span text:style-name="T8"><text:s text:c="3"/>vilfou VARCHAR(30) <text:s/>NOT NULL,</text:span></text:p>
      <text:p text:style-name="P31"><text:span text:style-name="T8"><text:s text:c="3"/>confou VARCHAR(15) <text:s/>NOT NULL,</text:span></text:p>
      <text:p text:style-name="P31"><text:span text:style-name="T8"><text:s text:c="3"/>satisf TINYINT </text:span><text:span text:style-name="T11">CHECK(satisf BETWEEN 0 AND 10)</text:span><text:span text:style-name="T8">,</text:span></text:p>
      <text:p text:style-name="P31"><text:span text:style-name="T8"><text:s text:c="3"/>PRIMARY KEY(numfou)</text:span></text:p>
      <text:p text:style-name="P31"><text:span text:style-name="T8">);</text:span></text:p>
      <text:p text:style-name="P27"/>
      <text:p text:style-name="P31"><text:span text:style-name="T8">CREATE TABLE entcom(</text:span></text:p>
      <text:p text:style-name="P31"><text:span text:style-name="T8"><text:s text:c="3"/>numcom INT </text:span><text:span text:style-name="T11">AUTO_INCREMENT</text:span><text:span text:style-name="T8">,</text:span></text:p>
      <text:p text:style-name="P31"><text:span text:style-name="T8"><text:s text:c="3"/>obscom VARCHAR(50) ,</text:span></text:p>
      <text:p text:style-name="P31"><text:span text:style-name="T8"><text:s text:c="3"/>datcom DATETIME </text:span><text:span text:style-name="T11">DEFAULT now()</text:span><text:span text:style-name="T8">,</text:span></text:p>
      <text:p text:style-name="P31"><text:span text:style-name="T8"><text:s text:c="3"/>numfou TINYINT,</text:span></text:p>
      <text:p text:style-name="P31"><text:span text:style-name="T8"><text:s text:c="3"/>PRIMARY KEY(numcom),</text:span></text:p>
      <text:p text:style-name="P31"><text:span text:style-name="T8"><text:s text:c="3"/>FOREIGN KEY(numfou) REFERENCES fournis(numfou)</text:span></text:p>
      <text:p text:style-name="P31"><text:span text:style-name="T8">);</text:span></text:p>
      <text:p text:style-name="P27"/>
      <text:p text:style-name="P31"><text:span text:style-name="T8">CREATE TABLE ligcom(</text:span></text:p>
      <text:p text:style-name="P31"><text:span text:style-name="T8"><text:s text:c="3"/>numlig TINYINT,</text:span></text:p>
      <text:p text:style-name="P31"><text:span text:style-name="T8"><text:s text:c="3"/>qtecde INT NOT NULL,</text:span></text:p>
      <text:p text:style-name="P31"><text:span text:style-name="T8"><text:s text:c="3"/>priuni DECIMAL(9,2) <text:s text:c="2"/>NOT NULL,</text:span></text:p>
      <text:p text:style-name="P31"><text:span text:style-name="T8"><text:s text:c="3"/>qteliv INT,</text:span></text:p>
      <text:p text:style-name="P31"><text:span text:style-name="T8"><text:s text:c="3"/>derliv DATETIME NOT NULL,</text:span></text:p>
      <text:p text:style-name="P31"><text:soft-page-break/><text:span text:style-name="T8"><text:s text:c="3"/>numcom INT,</text:span></text:p>
      <text:p text:style-name="P31"><text:span text:style-name="T8"><text:s text:c="3"/>codart CHAR(5) ,</text:span></text:p>
      <text:p text:style-name="P31"><text:span text:style-name="T8"><text:s text:c="3"/>PRIMARY KEY(numlig),</text:span></text:p>
      <text:p text:style-name="P31"><text:span text:style-name="T8"><text:s text:c="3"/>FOREIGN KEY(numcom) REFERENCES entcom(numcom),</text:span></text:p>
      <text:p text:style-name="P31"><text:span text:style-name="T8"><text:s text:c="3"/>FOREIGN KEY(codart) REFERENCES produit(codart)</text:span></text:p>
      <text:p text:style-name="P31"><text:span text:style-name="T8">);</text:span></text:p>
      <text:p text:style-name="P27"/>
      <text:p text:style-name="P31"><text:span text:style-name="T8">CREATE TABLE vente(</text:span></text:p>
      <text:p text:style-name="P31"><text:span text:style-name="T8"><text:s text:c="3"/>codart CHAR(5) ,</text:span></text:p>
      <text:p text:style-name="P31"><text:span text:style-name="T8"><text:s text:c="3"/>numfou TINYINT,</text:span></text:p>
      <text:p text:style-name="P31"><text:span text:style-name="T8"><text:s text:c="3"/>delliv SMALLINT NOT NULL,</text:span></text:p>
      <text:p text:style-name="P31"><text:span text:style-name="T8"><text:s text:c="3"/>qte1 INT NOT NULL,</text:span></text:p>
      <text:p text:style-name="P31"><text:span text:style-name="T8"><text:s text:c="3"/>prix1 DECIMAL(9,2) <text:s text:c="2"/>NOT NULL,</text:span></text:p>
      <text:p text:style-name="P31"><text:span text:style-name="T8"><text:s text:c="3"/>qte2 INT,</text:span></text:p>
      <text:p text:style-name="P31"><text:span text:style-name="T8"><text:s text:c="3"/>prix2 DECIMAL(9,2) <text:s/>,</text:span></text:p>
      <text:p text:style-name="P31"><text:span text:style-name="T8"><text:s text:c="3"/>qte3 INT,</text:span></text:p>
      <text:p text:style-name="P31"><text:span text:style-name="T8"><text:s text:c="3"/>prix3 DECIMAL(9,2) <text:s/>,</text:span></text:p>
      <text:p text:style-name="P31"><text:span text:style-name="T8"><text:s text:c="3"/>PRIMARY KEY(codart, numfou),</text:span></text:p>
      <text:p text:style-name="P31"><text:span text:style-name="T8"><text:s text:c="3"/>FOREIGN KEY(codart) REFERENCES produit(codart),</text:span></text:p>
      <text:p text:style-name="P31"><text:span text:style-name="T8"><text:s text:c="3"/>FOREIGN KEY(numfou) REFERENCES fournis(numfou)</text:span></text:p>
      <text:p text:style-name="P31"><text:span text:style-name="T8">);</text:span></text:p>
      <text:p text:style-name="P28"/>
      <text:p text:style-name="P33"><text:span text:style-name="T8"/></text:p>
      <text:p text:style-name="P28"/>
      <text:p text:style-name="P20"/>
      <text:p text:style-name="P20"/>
      <text:p text:style-name="P21">cas GESCOM :</text:p>
      <text:p text:style-name="P21"/>
      <text:p text:style-name="P22">CREATE DATABASE gescom;</text:p>
      <text:p text:style-name="P22"/>
      <text:p text:style-name="P22">USE gescom;</text:p>
      <text:p text:style-name="P21"/>
      <text:p text:style-name="P30"><text:span text:style-name="T8">CREATE TABLE suppliers(</text:span></text:p>
      <text:p text:style-name="P31"><text:span text:style-name="T8"><text:s text:c="3"/>sup_id INT AUTO_INCREMENT,</text:span></text:p>
      <text:p text:style-name="P31"><text:span text:style-name="T8"><text:s text:c="3"/>sup_name VARCHAR(50) <text:s/>NOT NULL,</text:span></text:p>
      <text:p text:style-name="P31"><text:span text:style-name="T8"><text:s text:c="3"/>sup_city VARCHAR(50) <text:s/>NOT NULL,</text:span></text:p>
      <text:p text:style-name="P31"><text:span text:style-name="T8"><text:s text:c="3"/>sup_address VARCHAR(150) <text:s/>NOT NULL,</text:span></text:p>
      <text:p text:style-name="P31"><text:span text:style-name="T8"><text:s text:c="3"/>sup_mail VARCHAR(75) ,</text:span></text:p>
      <text:p text:style-name="P31"><text:span text:style-name="T8"><text:s text:c="3"/>sup_phone VARCHAR(50) ,</text:span></text:p>
      <text:p text:style-name="P31"><text:span text:style-name="T8"><text:s text:c="3"/>PRIMARY KEY(sup_id)</text:span></text:p>
      <text:p text:style-name="P31"><text:span text:style-name="T8">);</text:span></text:p>
      <text:p text:style-name="P27"/>
      <text:p text:style-name="P31"><text:span text:style-name="T8">CREATE TABLE customers(</text:span></text:p>
      <text:p text:style-name="P31"><text:span text:style-name="T8"><text:s text:c="3"/>cus_id INT AUTO_INCREMENT,</text:span></text:p>
      <text:p text:style-name="P31"><text:span text:style-name="T8"><text:s text:c="3"/>cus_lasname VARCHAR(50) <text:s/>NOT NULL,</text:span></text:p>
      <text:p text:style-name="P31"><text:soft-page-break/><text:span text:style-name="T8"><text:s text:c="3"/>cus_firstname VARCHAR(50) <text:s/>NOT NULL,</text:span></text:p>
      <text:p text:style-name="P31"><text:span text:style-name="T8"><text:s text:c="3"/>cus_address VARCHAR(150) <text:s/>NOT NULL,</text:span></text:p>
      <text:p text:style-name="P31"><text:span text:style-name="T8"><text:s text:c="3"/>cus_zipcode VARCHAR(50) <text:s/>NOT NULL,</text:span></text:p>
      <text:p text:style-name="P31"><text:span text:style-name="T8"><text:s text:c="3"/>cus_city VARCHAR(50) <text:s/>NOT NULL,</text:span></text:p>
      <text:p text:style-name="P31"><text:span text:style-name="T8"><text:s text:c="3"/>cus_mail VARCHAR(75) ,</text:span></text:p>
      <text:p text:style-name="P31"><text:span text:style-name="T8"><text:s text:c="3"/>cus_phone INT,</text:span></text:p>
      <text:p text:style-name="P31"><text:span text:style-name="T8"><text:s text:c="3"/></text:span><text:span text:style-name="T9">CHECK(length(cus_zipcode) = 5),</text:span></text:p>
      <text:p text:style-name="P31"><text:span text:style-name="T8"><text:s text:c="3"/>PRIMARY KEY(cus_id)</text:span></text:p>
      <text:p text:style-name="P31"><text:span text:style-name="T8">);</text:span></text:p>
      <text:p text:style-name="P27"/>
      <text:p text:style-name="P31"><text:span text:style-name="T8">CREATE TABLE categories(</text:span></text:p>
      <text:p text:style-name="P31"><text:span text:style-name="T8"><text:s text:c="3"/>cat_id INT AUTO_INCREMENT,</text:span></text:p>
      <text:p text:style-name="P31"><text:span text:style-name="T8"><text:s text:c="3"/>cat_name VARCHAR(200) ,</text:span></text:p>
      <text:p text:style-name="P31"><text:span text:style-name="T8"><text:s text:c="3"/>cat_</text:span><text:span text:style-name="T9">parent_</text:span><text:span text:style-name="T8">id INT,</text:span></text:p>
      <text:p text:style-name="P31"><text:span text:style-name="T8"><text:s text:c="3"/>PRIMARY KEY(cat_id),</text:span></text:p>
      <text:p text:style-name="P31"><text:span text:style-name="T8"><text:s text:c="3"/>FOREIGN KEY(cat_</text:span><text:span text:style-name="T9">parent_</text:span><text:span text:style-name="T8">id) REFERENCES categories(cat_id)</text:span></text:p>
      <text:p text:style-name="P31"><text:span text:style-name="T8">);</text:span></text:p>
      <text:p text:style-name="P27"/>
      <text:p text:style-name="P31"><text:span text:style-name="T8">CREATE TABLE products(</text:span></text:p>
      <text:p text:style-name="P31"><text:span text:style-name="T8"><text:s text:c="3"/>pro_id INT AUTO_INCREMENT,</text:span></text:p>
      <text:p text:style-name="P31"><text:span text:style-name="T8"><text:s text:c="3"/>pro_ref VARCHAR(10) <text:s/>NOT NULL,</text:span></text:p>
      <text:p text:style-name="P31"><text:span text:style-name="T8"><text:s text:c="3"/>pro_name VARCHAR(200) <text:s/>NOT NULL,</text:span></text:p>
      <text:p text:style-name="P31"><text:span text:style-name="T8"><text:s text:c="3"/>pro_desc TEXT NOT NULL,</text:span></text:p>
      <text:p text:style-name="P31"><text:span text:style-name="T8"><text:s text:c="3"/>pro_price DECIMAL(6,2) <text:s text:c="2"/>NOT NULL,</text:span></text:p>
      <text:p text:style-name="P31"><text:span text:style-name="T8"><text:s text:c="3"/>pro_stock SMALLINT,</text:span></text:p>
      <text:p text:style-name="P31"><text:span text:style-name="T8"><text:s text:c="3"/>pro_color VARCHAR(30) ,</text:span></text:p>
      <text:p text:style-name="P31"><text:span text:style-name="T8"><text:s text:c="3"/>pro_picture VARCHAR(40) ,</text:span></text:p>
      <text:p text:style-name="P32"><text:span text:style-name="T8"><text:s text:c="3"/>pro_add_date DATE </text:span><text:span text:style-name="T9">DEFAULT now()</text:span><text:span text:style-name="T8">,</text:span></text:p>
      <text:p text:style-name="P31"><text:span text:style-name="T8"><text:s text:c="3"/>pro_update_date DATETIME </text:span><text:span text:style-name="T9">DEFAULT now()</text:span><text:span text:style-name="T8">,</text:span></text:p>
      <text:p text:style-name="P31"><text:span text:style-name="T8"><text:s text:c="3"/>pro_publish TINYINT NOT NULL,</text:span></text:p>
      <text:p text:style-name="P31"><text:span text:style-name="T8"><text:s text:c="3"/>sup_id INT,</text:span></text:p>
      <text:p text:style-name="P31"><text:span text:style-name="T8"><text:s text:c="3"/>cat_id INT,</text:span></text:p>
      <text:p text:style-name="P31"><text:span text:style-name="T8"><text:s text:c="3"/>PRIMARY KEY(pro_id),</text:span></text:p>
      <text:p text:style-name="P31"><text:span text:style-name="T8"><text:s text:c="3"/>FOREIGN KEY(sup_id) REFERENCES suppliers(sup_id),</text:span></text:p>
      <text:p text:style-name="P31"><text:span text:style-name="T8"><text:s text:c="3"/>FOREIGN KEY(cat_id) REFERENCES categories(cat_id)</text:span></text:p>
      <text:p text:style-name="P31"><text:span text:style-name="T8">);</text:span></text:p>
      <text:p text:style-name="P27"/>
      <text:p text:style-name="P31"><text:span text:style-name="T8">CREATE TABLE orders(</text:span></text:p>
      <text:p text:style-name="P31"><text:span text:style-name="T8"><text:s text:c="3"/>ord_id INT AUTO_INCREMENT,</text:span></text:p>
      <text:p text:style-name="P32"><text:span text:style-name="T8"><text:s text:c="3"/>ord_order_date DATE </text:span><text:span text:style-name="T9">DEFAULT now()</text:span><text:span text:style-name="T8">,</text:span></text:p>
      <text:p text:style-name="P31"><text:span text:style-name="T8"><text:s text:c="3"/>ord_ship_date DATE,</text:span></text:p>
      <text:p text:style-name="P31"><text:span text:style-name="T8"><text:s text:c="3"/>ord_bill_date DATE,</text:span></text:p>
      <text:p text:style-name="P31"><text:span text:style-name="T8"><text:s text:c="3"/>ord_reception_date DATE,</text:span></text:p>
      <text:p text:style-name="P31"><text:span text:style-name="T8"><text:s text:c="3"/>ord_status VARCHAR(25) <text:s/>NOT NULL,</text:span></text:p>
      <text:p text:style-name="P31"><text:span text:style-name="T8"><text:s text:c="3"/>cus_id INT,</text:span></text:p>
      <text:p text:style-name="P31"><text:soft-page-break/><text:span text:style-name="T8"><text:s text:c="3"/>PRIMARY KEY(ord_id),</text:span></text:p>
      <text:p text:style-name="P31"><text:span text:style-name="T8"><text:s text:c="3"/>FOREIGN KEY(cus_id) REFERENCES customers(cus_id)</text:span></text:p>
      <text:p text:style-name="P31"><text:span text:style-name="T8">);</text:span></text:p>
      <text:p text:style-name="P27"/>
      <text:p text:style-name="P31"><text:span text:style-name="T8">CREATE TABLE details(</text:span></text:p>
      <text:p text:style-name="P31"><text:span text:style-name="T8"><text:s text:c="3"/>det INT AUTO_INCREMENT,</text:span></text:p>
      <text:p text:style-name="P31"><text:span text:style-name="T8"><text:s text:c="3"/>det_price DECIMAL(6,2) <text:s text:c="2"/>NOT NULL,</text:span></text:p>
      <text:p text:style-name="P31"><text:span text:style-name="T8"><text:s text:c="3"/>det_quantity INT </text:span><text:span text:style-name="T9">CHECK(det_quantity </text:span><text:span text:style-name="T10">BETWEEN</text:span><text:span text:style-name="T9"> 0 AND 100),</text:span></text:p>
      <text:p text:style-name="P31"><text:span text:style-name="T8"><text:s text:c="3"/>ord_id INT,</text:span></text:p>
      <text:p text:style-name="P31"><text:span text:style-name="T8"><text:s text:c="3"/>pro_id INT,</text:span></text:p>
      <text:p text:style-name="P31"><text:span text:style-name="T8"><text:s text:c="3"/></text:span></text:p>
      <text:p text:style-name="P31"><text:span text:style-name="T8"><text:s text:c="3"/>PRIMARY KEY(det),</text:span></text:p>
      <text:p text:style-name="P31"><text:span text:style-name="T8"><text:s text:c="3"/>FOREIGN KEY(ord_id) REFERENCES orders(ord_id),</text:span></text:p>
      <text:p text:style-name="P31"><text:span text:style-name="T8"><text:s text:c="3"/>FOREIGN KEY(pro_id) REFERENCES products(pro_id)</text:span></text:p>
      <text:p text:style-name="P31"><text:span text:style-name="T8">);</text:span></text:p>
      <text:p text:style-name="P29"/>
      <text:p text:style-name="P23">CREATE INDEX <text:s/>ref ON product(pro_ref) ;</text:p>
      <text:p text:style-name="P23"/>
      <text:h text:style-name="P17" text:outline-level="3">Gestion des utilisateurs :</text:h>
      <text:p text:style-name="P24"><text:span text:style-name="Source_20_Text"><text:span text:style-name="T13">CREATE USER 'util1'@'%' IDENTIFIED BY 'password1';</text:span></text:span></text:p>
      <text:p text:style-name="P24"><text:span text:style-name="Source_20_Text"><text:span text:style-name="T13">CREATE USER 'util2'@'%' IDENTIFIED BY 'password2';</text:span></text:span></text:p>
      <text:p text:style-name="P24"><text:span text:style-name="Source_20_Text"><text:span text:style-name="T13">CREATE USER 'util3'@'%' IDENTIFIED BY 'password3';</text:span></text:span></text:p>
      <text:p text:style-name="P24"><text:span text:style-name="Source_20_Text"><text:span text:style-name="T13"/></text:span></text:p>
      <text:p text:style-name="P24"><text:span text:style-name="Source_20_Text"><text:span text:style-name="T13">GRANT ALL PRIVILEGES ON papyrus.* TO 'util1'@'%';</text:span></text:span></text:p>
      <text:p text:style-name="P24"><text:span text:style-name="Source_20_Text"><text:span text:style-name="T13"/></text:span></text:p>
      <text:p text:style-name="P24"><text:span text:style-name="Source_20_Text"><text:span text:style-name="T13">GRANT SELECT</text:span></text:span></text:p>
      <text:p text:style-name="P26"><text:span text:style-name="Source_20_Text"><text:span text:style-name="T14">ON papyrus.*</text:span></text:span></text:p>
      <text:p text:style-name="P24"><text:span text:style-name="Source_20_Text"><text:span text:style-name="T13">TO util2;</text:span></text:span></text:p>
      <text:p text:style-name="P24"><text:span text:style-name="Source_20_Text"><text:span text:style-name="T13"/></text:span></text:p>
      <text:p text:style-name="P24"><text:span text:style-name="Source_20_Text"><text:span text:style-name="T13">GRANT SELECT</text:span></text:span></text:p>
      <text:p text:style-name="P24"><text:span text:style-name="Source_20_Text"><text:span text:style-name="T13">ON papyrus.fournis</text:span></text:span></text:p>
      <text:p text:style-name="P24"><text:span text:style-name="Source_20_Text"><text:span text:style-name="T13">TO util3;</text:span></text:span></text:p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0T09:16:31.848287132</meta:creation-date>
    <dc:date>2023-08-31T15:09:44.111309190</dc:date>
    <meta:editing-duration>PT2H20M12S</meta:editing-duration>
    <meta:editing-cycles>7</meta:editing-cycles>
    <meta:generator>LibreOffice/7.3.7.2$Linux_X86_64 LibreOffice_project/30$Build-2</meta:generator>
    <meta:document-statistic meta:table-count="2" meta:image-count="0" meta:object-count="0" meta:page-count="7" meta:paragraph-count="307" meta:word-count="785" meta:character-count="6380" meta:non-whitespace-character-count="5502"/>
  </office:meta>
</office:document-meta>
</file>